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48cm" fo:min-width="2.511cm"/>
    </style:style>
    <style:style style:name="gr2" style:family="graphic" style:parent-style-name="objectwithoutfill">
      <style:graphic-properties svg:stroke-width="0.152cm" draw:marker-start-width="0.432cm" draw:marker-end="Arrowheads_20_2" draw:marker-end-width="0.533cm" draw:fill="none" draw:textarea-vertical-align="middle" fo:padding-top="0.201cm" fo:padding-bottom="0.201cm" fo:padding-left="0.326cm" fo:padding-right="0.326cm"/>
    </style:style>
    <style:style style:name="gr3" style:family="graphic" style:parent-style-name="standard">
      <style:graphic-properties draw:stroke="none" svg:stroke-color="#000000" draw:fill="none" draw:fill-color="#ffffff" fo:min-height="0.34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7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257cm" svg:height="1.552cm" svg:x="1.398cm" svg:y="1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257cm" svg:height="1.552cm" svg:x="11cm" svg:y="1.1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639cm" svg:y1="1.992cm" svg:x2="10.984cm" svg:y2="2.008cm">
          <text:p/>
        </draw:line>
        <draw:frame draw:style-name="gr3" draw:text-style-name="P4" draw:layer="layout" svg:width="3.136cm" svg:height="0.962cm" svg:x="2.038cm" svg:y="1.48cm">
          <draw:text-box>
            <text:p text:style-name="P3"><text:span text:style-name="T1">$subject</text:span></text:p>
          </draw:text-box>
        </draw:frame>
        <draw:frame draw:style-name="gr3" draw:text-style-name="P4" draw:layer="layout" svg:width="3.136cm" svg:height="0.962cm" svg:x="11.624cm" svg:y="1.48cm">
          <draw:text-box>
            <text:p text:style-name="P3"><text:span text:style-name="T1">$object</text:span></text:p>
          </draw:text-box>
        </draw:frame>
        <draw:frame draw:style-name="gr4" draw:text-style-name="P4" draw:layer="layout" svg:width="3.712cm" svg:height="1.008cm" svg:x="6.439cm" svg:y="1cm">
          <draw:text-box>
            <text:p text:style-name="P3"><text:span text:style-name="T1">$predicat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.51cm" fo:page-height="4.0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iéville Thierry</meta:initial-creator>
    <meta:creation-date>2022-04-02T10:43:07.577545851</meta:creation-date>
    <dc:date>2022-04-02T10:48:35.104908711</dc:date>
    <dc:creator>Viéville Thierry</dc:creator>
    <meta:editing-duration>PT5M28S</meta:editing-duration>
    <meta:editing-cycles>1</meta:editing-cycles>
    <meta:document-statistic meta:object-count="6"/>
    <meta:generator>LibreOffice/7.2.5.2.0$Linux_X86_64 LibreOffice_project/20$Build-2</meta:generator>
  </office:meta>
</office:document-meta>
</file>